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_special_2.test_special_browsecompat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FieldTest_special_2.test_spec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FieldTest_special_2.test_special_browsec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